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3.6cm" style:rel-column-width="13107*"/>
    </style:style>
    <style:style style:name="Tableau1.1" style:family="table-row">
      <style:table-row-properties style:min-row-height="4.09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3.6cm" style:rel-column-width="13107*"/>
    </style:style>
    <style:style style:name="Tableau2.1" style:family="table-row">
      <style:table-row-properties style:min-row-height="4.09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E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fo:break-before="pag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54pt" fo:font-style="italic" fo:text-shadow="none" style:text-underline-style="none" fo:font-weight="normal" style:letter-kerning="true" style:font-name-asian="Arial1" style:font-size-asian="44pt" style:font-style-asian="italic" style:font-weight-asian="normal" style:font-name-complex="Tahoma" style:font-size-complex="44pt" style:font-style-complex="italic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Times New Roman" fo:font-size="5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Times New Roman" fo:font-size="54pt" fo:font-style="italic" fo:text-shadow="none" style:text-underline-style="none" fo:font-weight="normal" style:letter-kerning="true" style:font-name-asian="Arial1" style:font-size-asian="44pt" style:font-style-asian="italic" style:font-weight-asian="normal" style:font-name-complex="Tahoma" style:font-size-complex="44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54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2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2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2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3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3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false" style:vertical-pos="from-top" style:vertical-rel="paragraph" style:horizontal-pos="from-left" style:horizontal-rel="paragraph"/>
    </style:style>
    <style:style style:name="gr3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dynamic" style:number-wrapped-paragraphs="1" style:wrap-contour="true" style:wrap-contour-mode="full" style:vertical-pos="from-top" style:vertical-rel="paragraph" style:horizontal-pos="from-left" style:horizontal-rel="paragraph"/>
    </style:style>
    <style:style style:name="gr4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5"/>
        <table:table-row table:style-name="Tableau1.1">
          <table:table-cell table:style-name="Tableau1.A1" office:value-type="string">
            <text:p text:style-name="P1"><draw:custom-shape text:anchor-type="paragraph" draw:z-index="0" draw:style-name="gr1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 </text:p>
          </table:table-cell>
          <table:table-cell table:style-name="Tableau1.A1" office:value-type="string">
            <text:p text:style-name="Table_20_Contents"><draw:custom-shape text:anchor-type="paragraph" draw:z-index="4" draw:style-name="gr5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  <text:p text:style-name="Table_20_Contents"/>
          </table:table-cell>
          <table:table-cell table:style-name="Tableau1.A1" office:value-type="string">
            <text:p text:style-name="Table_20_Contents"><draw:custom-shape text:anchor-type="paragraph" draw:z-index="8" draw:style-name="gr9" draw:text-style-name="P5" svg:width="3.038cm" svg:height="2.969cm" svg:x="0.178cm" svg:y="0.358cm"><text:p text:style-name="P3"><text:span text:style-name="T2">1</text:span></text:p><draw:enhanced-geometry svg:viewBox="0 0 21600 21600" draw:type="rectangle" draw:enhanced-path="M 0 0 L 21600 0 21600 21600 0 21600 0 0 Z N"/></draw:custom-shape></text:p>
          </table:table-cell>
          <table:table-cell table:style-name="Tableau1.A1" office:value-type="string">
            <text:p text:style-name="Table_20_Contents"><draw:custom-shape text:anchor-type="paragraph" draw:z-index="9" draw:style-name="gr10" draw:text-style-name="P5" svg:width="3.038cm" svg:height="2.969cm" svg:x="0.228cm" svg:y="0.395cm"><text:p text:style-name="P3"><text:span text:style-name="T2">2</text:span></text:p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au1.E1" office:value-type="string">
            <text:p text:style-name="Table_20_Contents"><draw:custom-shape text:anchor-type="paragraph" draw:z-index="10" draw:style-name="gr11" draw:text-style-name="P5" svg:width="3.038cm" svg:height="2.969cm" svg:x="0.18cm" svg:y="0.466cm"><text:p text:style-name="P3"><text:span text:style-name="T2">3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1.1">
          <table:table-cell table:style-name="Tableau1.A2" office:value-type="string">
            <text:p text:style-name="Table_20_Contents"><draw:custom-shape text:anchor-type="paragraph" draw:z-index="1" draw:style-name="gr2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5" draw:style-name="gr6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1" draw:style-name="gr12" draw:text-style-name="P5" svg:width="3.038cm" svg:height="2.969cm" svg:x="0.178cm" svg:y="0.288cm"><text:p text:style-name="P3"><text:span text:style-name="T2">4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2" draw:style-name="gr13" draw:text-style-name="P5" svg:width="3.038cm" svg:height="2.969cm" svg:x="0.18cm" svg:y="0.323cm"><text:p text:style-name="P3"><text:span text:style-name="T2">5</text:span></text:p><draw:enhanced-geometry svg:viewBox="0 0 21600 21600" draw:type="rectangle" draw:enhanced-path="M 0 0 L 21600 0 21600 21600 0 21600 0 0 Z N"/></draw:custom-shape></text:p>
          </table:table-cell>
          <table:table-cell table:style-name="Tableau1.E2" office:value-type="string">
            <text:p text:style-name="Table_20_Contents"><draw:custom-shape text:anchor-type="paragraph" draw:z-index="13" draw:style-name="gr14" draw:text-style-name="P5" svg:width="3.038cm" svg:height="2.969cm" svg:x="0.18cm" svg:y="0.395cm"><text:p text:style-name="P3"><text:span text:style-name="T2">-1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1.1">
          <table:table-cell table:style-name="Tableau1.A2" office:value-type="string">
            <text:p text:style-name="Table_20_Contents"><draw:custom-shape text:anchor-type="paragraph" draw:z-index="2" draw:style-name="gr3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6" draw:style-name="gr7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4" draw:style-name="gr15" draw:text-style-name="P5" svg:width="3.038cm" svg:height="2.969cm" svg:x="0.178cm" svg:y="0.289cm"><text:p text:style-name="P3"><text:span text:style-name="T2">- 2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5" draw:style-name="gr16" draw:text-style-name="P5" svg:width="3.038cm" svg:height="2.969cm" svg:x="0.213cm" svg:y="0.252cm"><text:p text:style-name="P3"><text:span text:style-name="T2">- 3</text:span></text:p><draw:enhanced-geometry svg:viewBox="0 0 21600 21600" draw:type="rectangle" draw:enhanced-path="M 0 0 L 21600 0 21600 21600 0 21600 0 0 Z N"/></draw:custom-shape></text:p>
          </table:table-cell>
          <table:table-cell table:style-name="Tableau1.E2" office:value-type="string">
            <text:p text:style-name="Table_20_Contents"><draw:custom-shape text:anchor-type="paragraph" draw:z-index="16" draw:style-name="gr17" draw:text-style-name="P5" svg:width="3.038cm" svg:height="2.969cm" svg:x="0.178cm" svg:y="0.325cm"><text:p text:style-name="P3"><text:span text:style-name="T2">- 4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1.1">
          <table:table-cell table:style-name="Tableau1.A2" office:value-type="string">
            <text:p text:style-name="Table_20_Contents"><draw:custom-shape text:anchor-type="paragraph" draw:z-index="3" draw:style-name="gr4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7" draw:style-name="gr8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7" draw:style-name="gr18" draw:text-style-name="P5" svg:width="3.038cm" svg:height="2.969cm" svg:x="0.178cm" svg:y="0.358cm"><text:p text:style-name="P3"><text:span text:style-name="T2">1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18" draw:style-name="gr19" draw:text-style-name="P5" svg:width="3.038cm" svg:height="2.969cm" svg:x="0.228cm" svg:y="0.395cm"><text:p text:style-name="P3"><text:span text:style-name="T2">2</text:span></text:p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au1.E2" office:value-type="string">
            <text:p text:style-name="Table_20_Contents"><draw:custom-shape text:anchor-type="paragraph" draw:z-index="19" draw:style-name="gr20" draw:text-style-name="P5" svg:width="3.038cm" svg:height="2.969cm" svg:x="0.18cm" svg:y="0.466cm"><text:p text:style-name="P3"><text:span text:style-name="T2">3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1.1">
          <table:table-cell table:style-name="Tableau1.A2" office:value-type="string">
            <text:p text:style-name="Table_20_Contents"><draw:custom-shape text:anchor-type="paragraph" draw:z-index="29" draw:style-name="gr30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0" draw:style-name="gr31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1" draw:style-name="gr32" draw:text-style-name="P5" svg:width="3.038cm" svg:height="2.969cm" svg:x="0.178cm" svg:y="0.288cm"><text:p text:style-name="P3"><text:span text:style-name="T2">4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2" draw:style-name="gr33" draw:text-style-name="P5" svg:width="3.038cm" svg:height="2.969cm" svg:x="0.18cm" svg:y="0.323cm"><text:p text:style-name="P3"><text:span text:style-name="T2">5</text:span></text:p><draw:enhanced-geometry svg:viewBox="0 0 21600 21600" draw:type="rectangle" draw:enhanced-path="M 0 0 L 21600 0 21600 21600 0 21600 0 0 Z N"/></draw:custom-shape></text:p>
          </table:table-cell>
          <table:table-cell table:style-name="Tableau1.E2" office:value-type="string">
            <text:p text:style-name="Table_20_Contents"><draw:custom-shape text:anchor-type="paragraph" draw:z-index="33" draw:style-name="gr34" draw:text-style-name="P5" svg:width="3.038cm" svg:height="2.969cm" svg:x="0.18cm" svg:y="0.395cm"><text:p text:style-name="P3"><text:span text:style-name="T2">-1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1.1">
          <table:table-cell table:style-name="Tableau1.A2" office:value-type="string">
            <text:p text:style-name="Table_20_Contents"><draw:custom-shape text:anchor-type="paragraph" draw:z-index="34" draw:style-name="gr35" draw:text-style-name="P4" svg:width="3.038cm" svg:height="2.969cm" svg:x="0.213cm" svg:y="0.31cm"><text:p text:style-name="P3"><text:span text:style-name="T1">x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5" draw:style-name="gr36" draw:text-style-name="P5" svg:width="3.038cm" svg:height="2.969cm" svg:x="0.178cm" svg:y="0.309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6" draw:style-name="gr37" draw:text-style-name="P5" svg:width="3.038cm" svg:height="2.969cm" svg:x="0.178cm" svg:y="0.289cm"><text:p text:style-name="P3"><text:span text:style-name="T2">- 2</text:span></text:p><draw:enhanced-geometry svg:viewBox="0 0 21600 21600" draw:type="rectangle" draw:enhanced-path="M 0 0 L 21600 0 21600 21600 0 21600 0 0 Z N"/></draw:custom-shape></text:p>
          </table:table-cell>
          <table:table-cell table:style-name="Tableau1.A2" office:value-type="string">
            <text:p text:style-name="Table_20_Contents"><draw:custom-shape text:anchor-type="paragraph" draw:z-index="37" draw:style-name="gr38" draw:text-style-name="P5" svg:width="3.038cm" svg:height="2.969cm" svg:x="0.213cm" svg:y="0.252cm"><text:p text:style-name="P3"><text:span text:style-name="T2">- 3</text:span></text:p><draw:enhanced-geometry svg:viewBox="0 0 21600 21600" draw:type="rectangle" draw:enhanced-path="M 0 0 L 21600 0 21600 21600 0 21600 0 0 Z N"/></draw:custom-shape></text:p>
          </table:table-cell>
          <table:table-cell table:style-name="Tableau1.E2" office:value-type="string">
            <text:p text:style-name="Table_20_Contents"><draw:custom-shape text:anchor-type="paragraph" draw:z-index="38" draw:style-name="gr39" draw:text-style-name="P5" svg:width="3.038cm" svg:height="2.969cm" svg:x="0.178cm" svg:y="0.325cm"><text:p text:style-name="P3"><text:span text:style-name="T2">- 4</text:span></text:p><draw:enhanced-geometry svg:viewBox="0 0 21600 21600" draw:type="rectangle" draw:enhanced-path="M 0 0 L 21600 0 21600 21600 0 21600 0 0 Z N"/></draw:custom-shap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s/></text:p>
      <table:table table:name="Tableau2" table:style-name="Tableau2">
        <table:table-column table:style-name="Tableau2.A" table:number-columns-repeated="5"/>
        <table:table-row table:style-name="Tableau2.1">
          <table:table-cell table:style-name="Tableau2.A1" office:value-type="string">
            <text:p text:style-name="P1"><draw:custom-shape text:anchor-type="paragraph" draw:z-index="43" draw:style-name="gr44" draw:text-style-name="P5" svg:width="3.038cm" svg:height="2.969cm" svg:x="0.215cm" svg:y="0.381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54" draw:style-name="gr55" draw:text-style-name="P5" svg:width="3.038cm" svg:height="2.969cm" svg:x="10.964cm" svg:y="0.503cm"><text:p text:style-name="P3"><text:span text:style-name="T2">- 3</text:span></text:p><draw:enhanced-geometry svg:viewBox="0 0 21600 21600" draw:type="rectangle" draw:enhanced-path="M 0 0 L 21600 0 21600 21600 0 21600 0 0 Z N"/></draw:custom-shape> <text:s/></text:p>
          </table:table-cell>
          <table:table-cell table:style-name="Tableau2.A1" office:value-type="string">
            <text:p text:style-name="Table_20_Contents"><draw:custom-shape text:anchor-type="paragraph" draw:z-index="44" draw:style-name="gr45" draw:text-style-name="P5" svg:width="3.038cm" svg:height="2.969cm" svg:x="0.215cm" svg:y="0.395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1" office:value-type="string">
            <text:p text:style-name="Table_20_Contents"><draw:custom-shape text:anchor-type="paragraph" draw:z-index="50" draw:style-name="gr51" draw:text-style-name="P5" svg:width="3.038cm" svg:height="2.969cm" svg:x="0.18cm" svg:y="0.43cm"><text:p text:style-name="P3"><text:span text:style-name="T2">5</text:span></text:p><draw:enhanced-geometry svg:viewBox="0 0 21600 21600" draw:type="rectangle" draw:enhanced-path="M 0 0 L 21600 0 21600 21600 0 21600 0 0 Z N"/></draw:custom-shape></text:p>
          </table:table-cell>
          <table:table-cell table:style-name="Tableau2.A1" office:value-type="string">
            <text:p text:style-name="Table_20_Contents"/>
          </table:table-cell>
          <table:table-cell table:style-name="Tableau2.E1" office:value-type="string">
            <text:p text:style-name="Table_20_Contents"><draw:custom-shape text:anchor-type="paragraph" draw:z-index="51" draw:style-name="gr52" draw:text-style-name="P5" svg:width="3.038cm" svg:height="2.969cm" svg:x="0.072cm" svg:y="0.43cm"><text:p text:style-name="P3"><text:span text:style-name="T2">3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2.1">
          <table:table-cell table:style-name="Tableau2.A2" office:value-type="string">
            <text:p text:style-name="Table_20_Contents"><draw:custom-shape text:anchor-type="paragraph" draw:z-index="45" draw:style-name="gr46" draw:text-style-name="P5" svg:width="3.038cm" svg:height="2.969cm" svg:x="0.215cm" svg:y="0.503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55" draw:style-name="gr56" draw:text-style-name="P5" svg:width="3.038cm" svg:height="2.969cm" svg:x="10.964cm" svg:y="0.501cm"><text:p text:style-name="P3"><text:span text:style-name="T2">2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46" draw:style-name="gr47" draw:text-style-name="P5" svg:width="3.038cm" svg:height="2.969cm" svg:x="0.215cm" svg:y="0.536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52" draw:style-name="gr53" draw:text-style-name="P5" svg:width="3.038cm" svg:height="2.969cm" svg:x="0.215cm" svg:y="0.43cm"><text:p text:style-name="P3"><text:span text:style-name="T2">1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><draw:custom-shape text:anchor-type="paragraph" draw:z-index="53" draw:style-name="gr54" draw:text-style-name="P5" svg:width="3.038cm" svg:height="2.969cm" svg:x="0.178cm" svg:y="0.43cm"><text:p text:style-name="P3"><text:span text:style-name="T2">4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2.1">
          <table:table-cell table:style-name="Tableau2.A2" office:value-type="string">
            <text:p text:style-name="P1"><draw:custom-shape text:anchor-type="paragraph" draw:z-index="39" draw:style-name="gr40" draw:text-style-name="P5" svg:width="3.038cm" svg:height="2.969cm" svg:x="0.215cm" svg:y="0.381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58" draw:style-name="gr59" draw:text-style-name="P5" svg:width="3.038cm" svg:height="2.969cm" svg:x="11.015cm" svg:y="0.573cm"><text:p text:style-name="P3"><text:span text:style-name="T2">- 2</text:span></text:p><draw:enhanced-geometry svg:viewBox="0 0 21600 21600" draw:type="rectangle" draw:enhanced-path="M 0 0 L 21600 0 21600 21600 0 21600 0 0 Z N"/></draw:custom-shape><draw:custom-shape text:anchor-type="paragraph" draw:z-index="59" draw:style-name="gr60" draw:text-style-name="P4" svg:width="3.038cm" svg:height="2.969cm" svg:x="14.545cm" svg:y="0.573cm"><text:p text:style-name="P3"><text:span text:style-name="T1">y</text:span></text:p><draw:enhanced-geometry svg:viewBox="0 0 21600 21600" draw:type="rectangle" draw:enhanced-path="M 0 0 L 21600 0 21600 21600 0 21600 0 0 Z N"/></draw:custom-shape> <text:s/></text:p>
          </table:table-cell>
          <table:table-cell table:style-name="Tableau2.A2" office:value-type="string">
            <text:p text:style-name="Table_20_Contents"><draw:custom-shape text:anchor-type="paragraph" draw:z-index="40" draw:style-name="gr41" draw:text-style-name="P5" svg:width="3.038cm" svg:height="2.969cm" svg:x="0.215cm" svg:y="0.395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56" draw:style-name="gr57" draw:text-style-name="P5" svg:width="3.038cm" svg:height="2.969cm" svg:x="0.192cm" svg:y="0.43cm"><text:p text:style-name="P3"><text:span text:style-name="T2">-1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><draw:custom-shape text:anchor-type="paragraph" draw:z-index="41" draw:style-name="gr42" draw:text-style-name="P5" svg:width="3.038cm" svg:height="2.969cm" svg:x="0.215cm" svg:y="0.503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47" draw:style-name="gr48" draw:text-style-name="P5" svg:width="3.038cm" svg:height="2.969cm" svg:x="10.978cm" svg:y="0.503cm"><text:p text:style-name="P3"><text:span text:style-name="T2">- 3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42" draw:style-name="gr43" draw:text-style-name="P5" svg:width="3.038cm" svg:height="2.969cm" svg:x="0.215cm" svg:y="0.536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49" draw:style-name="gr50" draw:text-style-name="P5" svg:width="3.038cm" svg:height="2.969cm" svg:x="0.18cm" svg:y="0.43cm"><text:p text:style-name="P3"><text:span text:style-name="T2">5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><draw:custom-shape text:anchor-type="paragraph" draw:z-index="48" draw:style-name="gr49" draw:text-style-name="P5" svg:width="3.038cm" svg:height="2.969cm" svg:x="0.072cm" svg:y="0.43cm"><text:p text:style-name="P3"><text:span text:style-name="T2">3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2.1">
          <table:table-cell table:style-name="Tableau2.A2" office:value-type="string">
            <text:p text:style-name="P1"><draw:custom-shape text:anchor-type="paragraph" draw:z-index="20" draw:style-name="gr21" draw:text-style-name="P5" svg:width="3.038cm" svg:height="2.969cm" svg:x="0.215cm" svg:y="0.381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21" draw:style-name="gr22" draw:text-style-name="P5" svg:width="3.038cm" svg:height="2.969cm" svg:x="11.015cm" svg:y="0.501cm"><text:p text:style-name="P3"><text:span text:style-name="T2">2</text:span></text:p><draw:enhanced-geometry svg:viewBox="0 0 21600 21600" draw:type="rectangle" draw:enhanced-path="M 0 0 L 21600 0 21600 21600 0 21600 0 0 Z N"/></draw:custom-shape> <text:s/></text:p>
          </table:table-cell>
          <table:table-cell table:style-name="Tableau2.A2" office:value-type="string">
            <text:p text:style-name="Table_20_Contents"><draw:custom-shape text:anchor-type="paragraph" draw:z-index="22" draw:style-name="gr23" draw:text-style-name="P5" svg:width="3.038cm" svg:height="2.969cm" svg:x="0.215cm" svg:y="0.395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23" draw:style-name="gr24" draw:text-style-name="P5" svg:width="3.038cm" svg:height="2.969cm" svg:x="0.215cm" svg:y="0.43cm"><text:p text:style-name="P3"><text:span text:style-name="T2">1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><draw:custom-shape text:anchor-type="paragraph" draw:z-index="24" draw:style-name="gr25" draw:text-style-name="P5" svg:width="3.038cm" svg:height="2.969cm" svg:x="0.178cm" svg:y="0.43cm"><text:p text:style-name="P3"><text:span text:style-name="T2">4</text:span></text:p><draw:enhanced-geometry svg:viewBox="0 0 21600 21600" draw:type="rectangle" draw:enhanced-path="M 0 0 L 21600 0 21600 21600 0 21600 0 0 Z N"/></draw:custom-shape></text:p>
          </table:table-cell>
        </table:table-row>
        <table:table-row table:style-name="Tableau2.1">
          <table:table-cell table:style-name="Tableau2.A2" office:value-type="string">
            <text:p text:style-name="Table_20_Contents"><draw:custom-shape text:anchor-type="paragraph" draw:z-index="25" draw:style-name="gr26" draw:text-style-name="P5" svg:width="3.038cm" svg:height="2.969cm" svg:x="0.215cm" svg:y="0.503cm"><text:p text:style-name="P3"><text:span text:style-name="T2">0</text:span></text:p><draw:enhanced-geometry svg:viewBox="0 0 21600 21600" draw:type="rectangle" draw:enhanced-path="M 0 0 L 21600 0 21600 21600 0 21600 0 0 Z N"/></draw:custom-shape><draw:custom-shape text:anchor-type="paragraph" draw:z-index="26" draw:style-name="gr27" draw:text-style-name="P5" svg:width="3.038cm" svg:height="2.969cm" svg:x="7.415cm" svg:y="0.573cm"><text:p text:style-name="P3"><text:span text:style-name="T2">-1</text:span></text:p><draw:enhanced-geometry svg:viewBox="0 0 21600 21600" draw:type="rectangle" draw:enhanced-path="M 0 0 L 21600 0 21600 21600 0 21600 0 0 Z N"/></draw:custom-shape><draw:custom-shape text:anchor-type="paragraph" draw:z-index="27" draw:style-name="gr28" draw:text-style-name="P4" svg:width="3.038cm" svg:height="2.969cm" svg:x="14.579cm" svg:y="0.538cm"><text:p text:style-name="P3"><text:span text:style-name="T1">y</text:span></text:p><draw:enhanced-geometry svg:viewBox="0 0 21600 21600" draw:type="rectangle" draw:enhanced-path="M 0 0 L 21600 0 21600 21600 0 21600 0 0 Z N"/></draw:custom-shape><draw:custom-shape text:anchor-type="paragraph" draw:z-index="57" draw:style-name="gr58" draw:text-style-name="P5" svg:width="3.038cm" svg:height="2.969cm" svg:x="11cm" svg:y="0.61cm"><text:p text:style-name="P3"><text:span text:style-name="T2">- 2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><draw:custom-shape text:anchor-type="paragraph" draw:z-index="28" draw:style-name="gr29" draw:text-style-name="P5" svg:width="3.038cm" svg:height="2.969cm" svg:x="0.215cm" svg:y="0.536cm"><text:p text:style-name="P3"><text:span text:style-name="T2">0</text:span></text:p><draw:enhanced-geometry svg:viewBox="0 0 21600 21600" draw:type="rectangle" draw:enhanced-path="M 0 0 L 21600 0 21600 21600 0 21600 0 0 Z N"/></draw:custom-shape></text:p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2-13T19:45:52</meta:creation-date>
    <dc:date>2019-02-13T20:01:54</dc:date>
    <meta:editing-duration>PT00H16M03S</meta:editing-duration>
    <meta:editing-cycles>3</meta:editing-cycles>
    <meta:generator>NeoOffice/3.4$Unix OpenOffice.org_project/Patch 0</meta:generator>
    <meta:document-statistic meta:table-count="2" meta:image-count="0" meta:object-count="0" meta:page-count="2" meta:paragraph-count="5" meta:word-count="0" meta:character-count="8"/>
  </office:meta>
</office:document-meta>
</file>